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3528in" table:align="left" style:writing-mode="lr-tb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7042in"/>
    </style:style>
    <style:style style:name="Table1.C" style:family="table-column">
      <style:table-column-properties style:column-width="4.0042in"/>
    </style:style>
    <style:style style:name="Table1.A1" style:family="table-cell">
      <style:table-cell-properties style:vertical-align="middle" fo:padding="0.0194in" fo:border="none"/>
    </style:style>
    <style:style style:name="Table1" style:family="table">
      <style:table-properties style:width="6.3528in" table:align="left" style:writing-mode="lr-tb"/>
    </style:style>
    <style:style style:name="Table1.A" style:family="table-column">
      <style:table-column-properties style:column-width="0.6444in"/>
    </style:style>
    <style:style style:name="Table1.B" style:family="table-column">
      <style:table-column-properties style:column-width="1.7042in"/>
    </style:style>
    <style:style style:name="Table1.C" style:family="table-column">
      <style:table-column-properties style:column-width="4.00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Frame_20_contents">
      <style:paragraph-properties fo:margin-top="0in" fo:margin-bottom="0.0138in" style:contextual-spacing="false" fo:line-height="100%" fo:text-align="start" style:justify-single-word="false"/>
      <style:text-properties fo:font-size="6pt" officeooo:rsid="001c46b5" officeooo:paragraph-rsid="001c46b5" style:font-size-asian="6pt" style:font-size-complex="6pt"/>
    </style:style>
    <style:style style:name="P2" style:family="paragraph" style:parent-style-name="Table_20_Contents">
      <style:text-properties officeooo:paragraph-rsid="001d2fa3"/>
    </style:style>
    <style:style style:name="P3" style:family="paragraph" style:parent-style-name="Table_20_Contents">
      <style:text-properties officeooo:rsid="001d2fa3" officeooo:paragraph-rsid="001d2fa3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Arial" fo:font-size="10pt" style:font-size-asian="10pt" style:font-name-complex="Arial2" style:font-size-complex="10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6" style:family="paragraph" style:parent-style-name="Standard">
      <style:paragraph-properties fo:margin-top="0in" fo:margin-bottom="0.028in" style:contextual-spacing="false" fo:line-height="100%" fo:text-align="center" style:justify-single-word="false"/>
    </style:style>
    <style:style style:name="P7" style:family="paragraph" style:parent-style-name="Standard">
      <style:paragraph-properties fo:margin-top="0.028in" fo:margin-bottom="0.0138in" style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officeooo:paragraph-rsid="001e3795"/>
    </style:style>
    <style:style style:name="P9" style:family="paragraph" style:parent-style-name="Standard">
      <style:paragraph-properties fo:margin-top="0.028in" fo:margin-bottom="0in" style:contextual-spacing="false" fo:line-height="100%" fo:text-align="center" style:justify-single-word="false"/>
      <style:text-properties officeooo:paragraph-rsid="001e3795"/>
    </style:style>
    <style:style style:name="P10" style:family="paragraph" style:parent-style-name="Standard">
      <style:paragraph-properties fo:margin-top="0.0555in" fo:margin-bottom="0.0138in" style:contextual-spacing="false" fo:line-height="100%" fo:text-align="center" style:justify-single-word="false"/>
    </style:style>
    <style:style style:name="P11" style:family="paragraph" style:parent-style-name="Standard">
      <style:paragraph-properties fo:margin-top="0.028in" fo:margin-bottom="0.028in" style:contextual-spacing="false" fo:line-height="100%" fo:text-align="center" style:justify-single-word="false"/>
    </style:style>
    <style:style style:name="P12" style:family="paragraph" style:parent-style-name="Standard">
      <style:paragraph-properties fo:margin-top="0.028in" fo:margin-bottom="0in" style:contextual-spacing="false" fo:line-height="100%" fo:text-align="center" style:justify-single-word="false"/>
    </style:style>
    <style:style style:name="P13" style:family="paragraph" style:parent-style-name="Standard">
      <style:paragraph-properties fo:margin-top="0.0138in" fo:margin-bottom="0.028in" style:contextual-spacing="false" fo:line-height="100%" fo:text-align="center" style:justify-single-word="false"/>
      <style:text-properties officeooo:paragraph-rsid="001c46b5"/>
    </style:style>
    <style:style style:name="P14" style:family="paragraph" style:parent-style-name="Frame_20_contents">
      <style:paragraph-properties fo:margin-top="0in" fo:margin-bottom="0.0417in" style:contextual-spacing="false" fo:line-height="100%" fo:text-align="center" style:justify-single-word="false"/>
    </style:style>
    <style:style style:name="P15" style:family="paragraph" style:parent-style-name="Frame_20_contents">
      <style:paragraph-properties fo:margin-top="0in" fo:margin-bottom="0.028in" style:contextual-spacing="false" fo:line-height="100%" fo:text-align="center" style:justify-single-word="false"/>
    </style:style>
    <style:style style:name="P16" style:family="paragraph" style:parent-style-name="Frame_20_contents">
      <style:paragraph-properties fo:margin-top="0in" fo:margin-bottom="0.1665in" style:contextual-spacing="false" fo:line-height="100%" fo:text-align="center" style:justify-single-word="false"/>
    </style:style>
    <style:style style:name="P17" style:family="paragraph" style:parent-style-name="Frame_20_contents">
      <style:paragraph-properties fo:margin-top="0.028in" fo:margin-bottom="0.1945in" style:contextual-spacing="false" fo:line-height="100%" fo:text-align="center" style:justify-single-word="false"/>
    </style:style>
    <style:style style:name="P18" style:family="paragraph" style:parent-style-name="Frame_20_contents">
      <style:paragraph-properties fo:line-height="100%" fo:text-align="center" style:justify-single-word="false"/>
    </style:style>
    <style:style style:name="P19" style:family="paragraph" style:parent-style-name="Frame_20_contents">
      <style:paragraph-properties fo:margin-top="0in" fo:margin-bottom="0.0835in" style:contextual-spacing="false" fo:line-height="100%" fo:text-align="center" style:justify-single-word="false"/>
    </style:style>
    <style:style style:name="P20" style:family="paragraph" style:parent-style-name="Frame_20_contents">
      <style:paragraph-properties fo:margin-top="0in" fo:margin-bottom="0.0665in" style:contextual-spacing="false" fo:line-height="100%" fo:text-align="center" style:justify-single-word="false"/>
    </style:style>
    <style:style style:name="P21" style:family="paragraph" style:parent-style-name="Frame_20_contents">
      <style:paragraph-properties fo:margin-top="0in" fo:margin-bottom="0.0138in" style:contextual-spacing="false" fo:line-height="100%" fo:text-align="center" style:justify-single-word="false"/>
    </style:style>
    <style:style style:name="P22" style:family="paragraph" style:parent-style-name="Frame_20_contents">
      <style:paragraph-properties fo:line-height="100%"/>
    </style:style>
    <style:style style:name="P23" style:family="paragraph" style:parent-style-name="Frame_20_contents">
      <style:paragraph-properties fo:margin-top="0in" fo:margin-bottom="0.0665in" style:contextual-spacing="false" fo:line-height="100%" fo:text-align="center" style:justify-single-word="false"/>
      <style:text-properties fo:color="#ffffff" loext:opacity="100%" style:font-name="Arial" fo:font-size="6pt" style:font-size-asian="6pt" style:font-name-complex="Arial2" style:font-size-complex="6pt"/>
    </style:style>
    <style:style style:name="P24" style:family="paragraph" style:parent-style-name="Footer">
      <style:paragraph-properties fo:text-align="center" style:justify-single-word="false"/>
    </style:style>
    <style:style style:name="P25" style:family="paragraph" style:parent-style-name="Table_20_Contents">
      <style:text-properties officeooo:paragraph-rsid="002109a3"/>
    </style:style>
    <style:style style:name="P26" style:family="paragraph">
      <loext:graphic-properties draw:fill="none"/>
      <style:paragraph-properties fo:text-align="start"/>
      <style:text-properties fo:font-size="18pt"/>
    </style:style>
    <style:style style:name="P27" style:family="paragraph">
      <loext:graphic-properties draw:fill="none"/>
      <style:paragraph-properties fo:text-align="start"/>
    </style:style>
    <style:style style:name="P28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fo:font-size="6pt" fo:language="en" fo:country="US" style:font-size-asian="6pt" style:font-size-complex="6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6pt" officeooo:rsid="001c46b5" style:font-size-asian="6pt" style:font-size-complex="6pt"/>
    </style:style>
    <style:style style:name="T4" style:family="text">
      <style:text-properties style:font-name="Arial" fo:font-size="10pt" style:font-size-asian="10pt" style:font-name-complex="Arial2" style:font-size-complex="10pt"/>
    </style:style>
    <style:style style:name="T5" style:family="text">
      <style:text-properties style:font-name="Arial" fo:font-size="10pt" style:text-underline-style="solid" style:text-underline-width="auto" style:text-underline-color="font-color" style:font-size-asian="10pt" style:font-name-complex="Arial2" style:font-size-complex="10pt"/>
    </style:style>
    <style:style style:name="T6" style:family="text">
      <style:text-properties style:font-name="Arial" fo:font-size="20pt" style:font-size-asian="20pt" style:font-name-complex="Arial2" style:font-size-complex="20pt"/>
    </style:style>
    <style:style style:name="T7" style:family="text">
      <style:text-properties style:font-name="Arial" fo:font-size="20pt" officeooo:rsid="001d995e" style:font-size-asian="20pt" style:font-name-complex="Arial2" style:font-size-complex="20pt"/>
    </style:style>
    <style:style style:name="T8" style:family="text">
      <style:text-properties style:font-name="Arial" fo:font-size="6pt" style:text-underline-style="solid" style:text-underline-width="auto" style:text-underline-color="font-color" style:font-size-asian="6pt" style:font-name-complex="Arial2" style:font-size-complex="6pt"/>
    </style:style>
    <style:style style:name="T9" style:family="text">
      <style:text-properties style:font-name="Arial" fo:font-size="6pt" style:text-underline-style="solid" style:text-underline-width="auto" style:text-underline-color="font-color" officeooo:rsid="001c46b5" style:font-size-asian="6pt" style:font-name-complex="Arial2" style:font-size-complex="6pt"/>
    </style:style>
    <style:style style:name="T10" style:family="text">
      <style:text-properties style:font-name="Arial" fo:font-size="6pt" style:font-size-asian="6pt" style:font-name-complex="Arial2" style:font-size-complex="6pt"/>
    </style:style>
    <style:style style:name="T11" style:family="text">
      <style:text-properties fo:color="#ff0000" loext:opacity="100%" style:font-name="Arial" fo:font-size="6pt" style:font-size-asian="6pt" style:font-name-complex="Arial2" style:font-size-complex="6pt"/>
    </style:style>
    <style:style style:name="T12" style:family="text">
      <style:text-properties fo:color="#ff0000" loext:opacity="100%" fo:font-size="6pt" style:font-size-asian="6pt" style:font-size-complex="6pt"/>
    </style:style>
    <style:style style:name="T13" style:family="text">
      <style:text-properties fo:color="#ff0000" loext:opacity="100%" fo:font-size="6pt" officeooo:rsid="001c46b5" style:font-size-asian="6pt" style:font-size-complex="6pt"/>
    </style:style>
    <style:style style:name="T14" style:family="text">
      <style:text-properties fo:color="#ffffff" loext:opacity="100%" style:font-name="Arial" fo:font-size="6pt" style:font-size-asian="6pt" style:font-name-complex="Arial2" style:font-size-complex="6pt"/>
    </style:style>
    <style:style style:name="T15" style:family="text">
      <style:text-properties fo:color="#ffffff" loext:opacity="100%" fo:font-size="6pt" style:font-size-asian="6pt" style:font-size-complex="6pt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8pt" officeooo:rsid="001c46b5" style:font-size-asian="8pt" style:font-size-complex="8pt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1c46b5" style:font-size-asian="14pt" style:font-size-complex="14pt"/>
    </style:style>
    <style:style style:name="T20" style:family="text">
      <style:text-properties officeooo:rsid="001d2fa3"/>
    </style:style>
    <style:style style:name="T21" style:family="text"/>
    <style:style style:name="gr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.0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2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9307in" fo:min-width="1.3874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iting-mode="lr-tb" fo:margin-left="0in" fo:margin-right="0.0425in" fo:margin-top="0in" fo:margin-bottom="0.0209in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2.4173in" fo:min-width="2.1882in" fo:padding-top="0.05in" fo:padding-bottom="0.05in" fo:padding-left="0.1in" fo:padding-right="0.1in" fo:wrap-option="wrap" style:run-through="foreground"/>
    </style:style>
    <style:style style:name="gr5" style:family="graphic">
      <style:graphic-properties style:writing-mode="lr-tb" style:run-through="foreground"/>
    </style:style>
    <style:style style:name="gr6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7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8" style:family="graphic">
      <style:graphic-properties draw:stroke="solid" svg:stroke-width="0.0209in" svg:stroke-color="#ffc00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9" style:family="graphic">
      <style:graphic-properties draw:stroke="solid" svg:stroke-width="0.0209in" svg:stroke-color="#7030a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10" style:family="graphic">
      <style:graphic-properties draw:stroke="solid" svg:stroke-width="0.0209in" svg:stroke-color="#548235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1" style:family="graphic">
      <style:graphic-properties draw:stroke="solid" svg:stroke-width="0.0209in" svg:stroke-color="#7030a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2" style:family="graphic">
      <style:graphic-properties draw:stroke="solid" svg:stroke-width="0.0209in" svg:stroke-color="#548235" draw:stroke-linejoin="miter" svg:stroke-linecap="butt" draw:fill="none" loext:fill-use-slide-background="false" draw:textarea-vertical-align="middle" draw:auto-grow-height="false" fo:min-height="0.3398in" fo:min-width="0.3898in" fo:padding-top="0in" fo:padding-bottom="0in" fo:padding-left="0in" fo:padding-right="0in" fo:wrap-option="wrap" style:run-through="foreground"/>
    </style:style>
    <style:style style:name="gr13" style:family="graphic">
      <style:graphic-properties draw:stroke="solid" svg:stroke-width="0.0209in" svg:stroke-color="#808080" draw:stroke-linejoin="miter" svg:stroke-linecap="butt" draw:fill="none" loext:fill-use-slide-background="false" draw:textarea-vertical-align="middle" draw:auto-grow-height="false" fo:min-height="0.339in" fo:min-width="0.3898in" fo:padding-top="0in" fo:padding-bottom="0in" fo:padding-left="0in" fo:padding-right="0in" fo:wrap-option="wrap" style:run-through="foreground"/>
    </style:style>
    <style:style style:name="gr14" style:family="graphic">
      <style:graphic-properties draw:stroke="solid" svg:stroke-width="0.0209in" svg:stroke-color="#ff000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15" style:family="graphic">
      <style:graphic-properties draw:stroke="solid" svg:stroke-width="0.0209in" svg:stroke-color="#8faadc" draw:stroke-linejoin="miter" svg:stroke-linecap="butt" draw:fill="none" loext:fill-use-slide-background="false" draw:textarea-vertical-align="middle" draw:auto-grow-height="false" fo:min-height="0.3398in" fo:min-width="0.3902in" fo:padding-top="0in" fo:padding-bottom="0in" fo:padding-left="0in" fo:padding-right="0in" fo:wrap-option="wrap" style:run-through="foreground"/>
    </style:style>
    <style:style style:name="gr16" style:family="graphic">
      <style:graphic-properties draw:stroke="solid" svg:stroke-width="0.0209in" svg:stroke-color="#808080" draw:stroke-linejoin="miter" svg:stroke-linecap="butt" draw:fill="none" loext:fill-use-slide-background="false" draw:textarea-vertical-align="middle" draw:auto-grow-height="false" fo:min-height="0.339in" fo:min-width="0.3902in" fo:padding-top="0in" fo:padding-bottom="0in" fo:padding-left="0in" fo:padding-right="0in" fo:wrap-option="wrap" style:run-through="foreground"/>
    </style:style>
    <style:style style:name="gr17" style:family="graphic">
      <style:graphic-properties draw:stroke="solid" svg:stroke-width="0.0209in" svg:stroke-color="#000000" draw:stroke-linejoin="miter" svg:stroke-linecap="butt" draw:fill="none" loext:fill-use-slide-background="false" draw:textarea-vertical-align="middle" draw:auto-grow-height="false" fo:min-height="0.3382in" fo:min-width="0.3902in" fo:padding-top="0in" fo:padding-bottom="0in" fo:padding-left="0in" fo:padding-right="0in" fo:wrap-option="wrap" style:run-through="foreground"/>
    </style:style>
    <style:style style:name="gr18" style:family="graphic">
      <style:graphic-properties style:writing-mode="lr-tb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0.9791in" fo:min-width="1.0071in" fo:padding-top="0.05in" fo:padding-bottom="0.05in" fo:padding-left="0.1in" fo:padding-right="0.1in" fo:wrap-option="wrap" style:run-through="foreground"/>
    </style:style>
    <style:style style:name="gr20" style:family="graphic">
      <style:graphic-properties draw:stroke="solid" svg:stroke-width="0.0209in" svg:stroke-color="#8faadc" draw:stroke-linejoin="miter" svg:stroke-linecap="butt" draw:fill="none" loext:fill-use-slide-background="false" draw:textarea-vertical-align="middle" draw:auto-grow-height="false" fo:min-height="0.3752in" fo:min-width="0.3791in" fo:padding-top="0in" fo:padding-bottom="0in" fo:padding-left="0in" fo:padding-right="0in" fo:wrap-option="wrap" style:run-through="foreground"/>
    </style:style>
    <style:style style:name="gr21" style:family="graphic" style:parent-style-name="Frame">
      <style:graphic-properties draw:stroke="none" svg:stroke-width="0.0102in" draw:stroke-linejoin="miter" draw:fill="none" loext:fill-use-slide-background="false" draw:textarea-vertical-align="top" draw:auto-grow-height="false" fo:min-height="2.7575in" fo:min-width="2.6161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4"/>
      <text:p text:style-name="P5" loext:marker-style-name="T6"><text:span text:style-name="T7">Venus</text:span><text:span text:style-name="T6"> </text:span><text:span text:style-name="T7">Highlands</text:span></text:p>
      <text:p text:style-name="P4" loext:marker-style-name="T4"/>
      <text:p text:style-name="P4" loext:marker-style-name="T4"><draw:custom-shape text:anchor-type="char" draw:z-index="0" draw:name="Text Box 2" draw:style-name="gr21" draw:text-style-name="P26" svg:width="2.8157in" svg:height="2.8571in" svg:x="2.3126in" svg:y="0.1291in"><text:p text:style-name="P14" loext:marker-style-name="T14"><text:span text:style-name="T11">x</text:span><text:span text:style-name="T14"/></text:p><text:p text:style-name="P14" loext:marker-style-name="T14"><text:span text:style-name="T14"><text:s/></text:span><text:span text:style-name="T11">x</text:span><text:span text:style-name="T14"> <text:s text:c="21"/></text:span><text:span text:style-name="T11">x</text:span></text:p><text:p text:style-name="P14" loext:marker-style-name="T14"><text:span text:style-name="T14">2 <text:s text:c="35"/>3</text:span><text:span text:style-name="T14"/></text:p><text:p text:style-name="P15" loext:marker-style-name="T14"><text:span text:style-name="T14">11 <text:s text:c="61"/>9</text:span><text:span text:style-name="T14"/></text:p><text:p text:style-name="P14" loext:marker-style-name="T14"><text:span text:style-name="T14">4 <text:s text:c="77"/>6</text:span><text:span text:style-name="T14"/></text:p><text:p text:style-name="P16" loext:marker-style-name="T14"><text:span text:style-name="T14">6 <text:s text:c="100"/>4</text:span><text:span text:style-name="T14"/></text:p><text:p text:style-name="P17" loext:marker-style-name="T14"><text:span text:style-name="T14">19 <text:s text:c="101"/>19</text:span><text:span text:style-name="T14"/></text:p><text:p text:style-name="P16" loext:marker-style-name="T14"><text:span text:style-name="T14"><text:s/>3 <text:s text:c="103"/>2</text:span><text:span text:style-name="T14"/></text:p><text:p text:style-name="P18" loext:marker-style-name="T14"><text:span text:style-name="T14"><text:s/>18 <text:s text:c="100"/>17</text:span><text:span text:style-name="T14"/></text:p><text:p text:style-name="P16" loext:marker-style-name="T14"><text:span text:style-name="T14">1 <text:s text:c="101"/>1</text:span><text:span text:style-name="T14"/></text:p><text:p text:style-name="P19" loext:marker-style-name="T14"><text:span text:style-name="T14">16 <text:s text:c="101"/>14</text:span><text:span text:style-name="T14"/></text:p><text:p text:style-name="P15" loext:marker-style-name="T14"><text:span text:style-name="T14">14 <text:s text:c="71"/>16</text:span><text:span text:style-name="T14"/></text:p><text:p text:style-name="P14" loext:marker-style-name="T14"><text:span text:style-name="T14">11 <text:s text:c="62"/>9</text:span><text:span text:style-name="T14"/></text:p><text:p text:style-name="P15" loext:marker-style-name="T14"><text:span text:style-name="T14">17 <text:s text:c="32"/>18</text:span><text:span text:style-name="T14"/></text:p><text:p text:style-name="P15" loext:marker-style-name="T14"><text:span text:style-name="T14"><text:s/>3 <text:s text:c="21"/>2</text:span><text:span text:style-name="T14"/></text:p><text:p text:style-name="P20" loext:marker-style-name="T14"><text:span text:style-name="T11">x</text:span><text:span text:style-name="T14"/></text:p><text:p text:style-name="P23" loext:marker-style-name="T14"/><text:p text:style-name="P20" loext:marker-style-name="T1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char" draw:z-index="1" draw:name="Group 193" draw:style-name="gr18"><draw:custom-shape draw:name="Text Box 2" draw:style-name="gr19" draw:text-style-name="P27" svg:width="1.2067in" svg:height="1.0787in" svg:x="4.8598in" svg:y="0.0902in"><text:p text:style-name="P6" loext:marker-style-name="T16"><text:span text:style-name="T16"><text:s text:c="3"/></text:span><text:span text:style-name="T17">1</text:span></text:p><text:p text:style-name="P5" loext:marker-style-name="T16"><text:span text:style-name="T16"><text:s text:c="2"/></text:span><text:span text:style-name="T17">9,10 <text:s text:c="2"/></text:span><text:span text:style-name="T16"><text:s text:c="19"/></text:span><text:span text:style-name="T17">2,3</text:span></text:p><text:p text:style-name="P7" loext:marker-style-name="T16"><text:span text:style-name="T16"><text:s text:c="3"/></text:span><text:span text:style-name="T17">1d10</text:span></text:p><text:p text:style-name="P8" loext:marker-style-name="T16"><text:span text:style-name="T16"><text:s text:c="4"/></text:span><text:span text:style-name="T17">7,8</text:span><text:span text:style-name="T16"> <text:s text:c="22"/></text:span><text:span text:style-name="T17">4,5</text:span></text:p><text:p text:style-name="P9" loext:marker-style-name="T16"><text:span text:style-name="T16"><text:s text:c="2"/></text:span></text:p><text:p text:style-name="P9" loext:marker-style-name="T16"><text:span text:style-name="T16"><text:s/></text:span><text:span text:style-name="T17">6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Hexagon 23" draw:style-name="gr20" draw:text-style-name="P28" svg:width="0.5669in" svg:height="0.5614in" svg:x="5.2161in" svg:y="0.324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draw:g></text:p>
      <text:p text:style-name="P4" loext:marker-style-name="T4"><draw:g text:anchor-type="char" draw:z-index="2" draw:name="Group 31" draw:style-name="gr3"><draw:custom-shape draw:name="Text Box 2" draw:style-name="gr4" draw:text-style-name="P27" svg:width="2.3878in" svg:height="2.5169in" svg:x="2.5425in" svg:y="0.1272in"><text:p text:style-name="P10" loext:marker-style-name="T18"><text:span text:style-name="T18">19</text:span><text:span text:style-name="T18"/></text:p><text:p text:style-name="P11" loext:marker-style-name="T18"><text:span text:style-name="T18">17 <text:s text:c="14"/>18</text:span><text:span text:style-name="T18"/></text:p><text:p text:style-name="P11" loext:marker-style-name="T18"><text:span text:style-name="T18">14 <text:s text:c="15"/>15 <text:s text:c="15"/>16</text:span><text:span text:style-name="T18"/></text:p><text:p text:style-name="P12" loext:marker-style-name="T18"><text:span text:style-name="T18">12 <text:s text:c="16"/>13</text:span><text:span text:style-name="T18"/></text:p><text:p text:style-name="P6" loext:marker-style-name="T18"><text:span text:style-name="T18">9 <text:s text:c="17"/>10 <text:s text:c="15"/>11</text:span><text:span text:style-name="T18"/></text:p><text:p text:style-name="P12" loext:marker-style-name="T18"><text:span text:style-name="T18">7 <text:s text:c="17"/>8</text:span><text:span text:style-name="T18"/></text:p><text:p text:style-name="P5" loext:marker-style-name="T18"><text:span text:style-name="T18">4 <text:s text:c="17"/>5 <text:s text:c="17"/>6</text:span><text:span text:style-name="T18"/></text:p><text:p text:style-name="P5" loext:marker-style-name="T18"><text:span text:style-name="T18">2 <text:s text:c="17"/>3</text:span><text:span text:style-name="T18"/></text:p><text:p text:style-name="P13" loext:marker-style-name="T18"><text:span text:style-name="T19">1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5"><draw:custom-shape draw:name="Hexagon 2" draw:style-name="gr6" draw:text-style-name="P27" svg:width="0.5661in" svg:height="0.4921in" svg:x="3.9146in" svg:y="0.40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4" draw:style-name="gr7" draw:text-style-name="P27" svg:width="0.5661in" svg:height="0.4913in" svg:x="3.0126in" svg:y="0.40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3" draw:style-name="gr8" draw:text-style-name="P27" svg:width="0.5669in" svg:height="0.4921in" svg:x="3.4614in" svg:y="0.6472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6" draw:style-name="gr9" draw:text-style-name="P27" svg:width="0.5661in" svg:height="0.4913in" svg:x="2.5634in" svg:y="0.658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8" draw:style-name="gr10" draw:text-style-name="P27" svg:width="0.5661in" svg:height="0.4921in" svg:x="4.3642in" svg:y="0.6551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5" draw:style-name="gr11" draw:text-style-name="P27" svg:width="0.5661in" svg:height="0.4921in" svg:x="3.0126in" svg:y="0.903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0" draw:style-name="gr12" draw:text-style-name="P27" svg:width="0.5661in" svg:height="0.4925in" svg:x="3.9189in" svg:y="0.9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7" draw:style-name="gr11" draw:text-style-name="P27" svg:width="0.5661in" svg:height="0.4921in" svg:x="2.5669in" svg:y="1.152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1" draw:style-name="gr12" draw:text-style-name="P27" svg:width="0.5661in" svg:height="0.4925in" svg:x="4.3717in" svg:y="1.148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5" draw:style-name="gr13" draw:text-style-name="P27" svg:width="0.5661in" svg:height="0.4921in" svg:x="3.9146in" svg:y="1.406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3" draw:style-name="gr13" draw:text-style-name="P27" svg:width="0.5661in" svg:height="0.4921in" svg:x="3.0161in" svg:y="1.413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" draw:style-name="gr14" draw:text-style-name="P27" svg:width="0.5669in" svg:height="0.4921in" svg:x="3.4614in" svg:y="0.148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2" draw:style-name="gr15" draw:text-style-name="P27" svg:width="0.5669in" svg:height="0.4925in" svg:x="3.4614in" svg:y="1.156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4" draw:style-name="gr16" draw:text-style-name="P27" svg:width="0.5669in" svg:height="0.4921in" svg:x="3.4689in" svg:y="1.655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6" draw:style-name="gr13" draw:text-style-name="P27" svg:width="0.5661in" svg:height="0.4921in" svg:x="4.3642in" svg:y="1.6516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8" draw:style-name="gr13" draw:text-style-name="P27" svg:width="0.5661in" svg:height="0.4921in" svg:x="2.5634in" svg:y="1.6555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7" draw:style-name="gr13" draw:text-style-name="P27" svg:width="0.5661in" svg:height="0.4921in" svg:x="3.9224in" svg:y="1.9008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19" draw:style-name="gr13" draw:text-style-name="P27" svg:width="0.5661in" svg:height="0.4921in" svg:x="3.0161in" svg:y="1.9043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draw:custom-shape draw:name="Hexagon 20" draw:style-name="gr17" draw:text-style-name="P27" svg:width="0.5669in" svg:height="0.4913in" svg:x="3.4689in" svg:y="2.1571in"><text:p/><draw:enhanced-geometry draw:mirror-horizontal="false" draw:mirror-vertical="false" svg:viewBox="0 0 0 0" draw:glue-points="?f23 ?f8 ?f6 ?f10 ?f5 ?f10 0 ?f8 ?f5 ?f9 ?f6 ?f9" draw:text-areas="?f19 ?f20 ?f21 ?f22" draw:type="ooxml-hexagon" draw:modifiers="25000 115470" draw:enhanced-path="M 0 ?f8 L ?f5 ?f9 ?f6 ?f9 ?f23 ?f8 ?f6 ?f10 ?f5 ?f10 Z N"><draw:equation draw:name="f0" draw:formula="min(logwidth,logheight)"/><draw:equation draw:name="f1" draw:formula="50000*logwidth/?f0 "/><draw:equation draw:name="f2" draw:formula="if(0-$0 ,0,if(?f1 -$0 ,$0 ,?f1 ))"/><draw:equation draw:name="f3" draw:formula="logheight/2"/><draw:equation draw:name="f4" draw:formula="?f3 *$1 /100000"/><draw:equation draw:name="f5" draw:formula="?f0 *?f2 /100000"/><draw:equation draw:name="f6" draw:formula="logwidth+0-?f5 "/><draw:equation draw:name="f7" draw:formula="?f4 *sin(pi*(3600000)/10800000)"/><draw:equation draw:name="f8" draw:formula="logheight/2"/><draw:equation draw:name="f9" draw:formula="?f8 +0-?f7 "/><draw:equation draw:name="f10" draw:formula="?f8 +?f7 -0"/><draw:equation draw:name="f11" draw:formula="?f1 *-1/2"/><draw:equation draw:name="f12" draw:formula="?f2 +?f11 -0"/><draw:equation draw:name="f13" draw:formula="if(?f12 ,4,2)"/><draw:equation draw:name="f14" draw:formula="if(?f12 ,3,2)"/><draw:equation draw:name="f15" draw:formula="if(?f12 ,?f11 ,0)"/><draw:equation draw:name="f16" draw:formula="(?f2 +?f15 )/?f11 "/><draw:equation draw:name="f17" draw:formula="?f16 *?f14 /-1"/><draw:equation draw:name="f18" draw:formula="?f13 +?f17 -0"/><draw:equation draw:name="f19" draw:formula="logwidth*?f18 /24"/><draw:equation draw:name="f20" draw:formula="logheight*?f18 /24"/><draw:equation draw:name="f21" draw:formula="logwidth+0-?f19 "/><draw:equation draw:name="f22" draw:formula="logheight+0-?f20 "/><draw:equation draw:name="f23" draw:formula="logwidth"/><draw:handle draw:handle-position="?f5 0" draw:handle-range-x-maximum="?f1" draw:handle-range-x-minimum="0"/></draw:enhanced-geometry></draw:custom-shape></draw:g></draw:g></text:p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><draw:custom-shape text:anchor-type="char" draw:z-index="3" draw:name="Text Box 2" draw:style-name="gr2" draw:text-style-name="P26" svg:width="1.587in" svg:height="1.0303in" svg:x="5.0181in" svg:y="0.1291in"><text:p text:style-name="P15" loext:marker-style-name="T10"><text:span text:style-name="T9">Path/Stream</text:span><text:span text:style-name="T8"> Key</text:span><text:span text:style-name="T10">:</text:span></text:p><text:p text:style-name="P1">Use the above to determine which direction a path, stream or canyon continues</text:p><text:p text:style-name="P21" loext:marker-style-name="T2"><text:span text:style-name="T12"/></text:p><text:p text:style-name="P9" loext:marker-style-name="T16"><text:span text:style-name="T13">x</text:span><text:span text:style-name="T3"> = disallowed directio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><draw:custom-shape text:anchor-type="char" style:rel-height="20%" draw:z-index="4" draw:name="Text Box 2" draw:style-name="gr1" draw:text-style-name="P26" svg:width="6.726in" svg:height="6.8705in" svg:x="0.3217in" svg:y="0.0083in"><text:p text:style-name="P22" loext:marker-style-name="T4"><text:span text:style-name="T5">Hex Key</text:span><text:span text:style-name="T4">:</text:span></text:p><loext:table table:name="Table1" table:style-name="Table1"><loext:table-column table:style-name="Table1.A"/><loext:table-column table:style-name="Table1.B"/><loext:table-column table:style-name="Table1.C"/><loext:table-row><loext:table-cell table:style-name="Table1.A1" office:value-type="string"><text:p text:style-name="Table_20_Contents">2</text:p></loext:table-cell><loext:table-cell table:style-name="Table1.A1" office:value-type="string"><text:p text:style-name="P25"><text:span text:style-name="Strong_20_Emphasis">Highland Stream</text:span></text:p></loext:table-cell><loext:table-cell table:style-name="Table1.A1" office:value-type="string"><text:p text:style-name="P25">Clean water</text:p></loext:table-cell></loext:table-row><loext:table-row><loext:table-cell table:style-name="Table1.A1" office:value-type="string"><text:p text:style-name="Table_20_Contents">3</text:p></loext:table-cell><loext:table-cell table:style-name="Table1.A1" office:value-type="string"><text:p text:style-name="Table_20_Contents"><text:span text:style-name="Strong_20_Emphasis">Weathered Ruins</text:span></text:p></loext:table-cell><loext:table-cell table:style-name="Table1.A1" office:value-type="string"><text:p text:style-name="Table_20_Contents">Ancient stone structures, possible artifacts</text:p></loext:table-cell></loext:table-row><loext:table-row><loext:table-cell table:style-name="Table1.A1" office:value-type="string"><text:p text:style-name="Table_20_Contents">4</text:p></loext:table-cell><loext:table-cell table:style-name="Table1.A1" office:value-type="string"><text:p text:style-name="Table_20_Contents"><text:span text:style-name="Strong_20_Emphasis">Highland Stream</text:span></text:p></loext:table-cell><loext:table-cell table:style-name="Table1.A1" office:value-type="string"><text:p text:style-name="Table_20_Contents">Clean water</text:p></loext:table-cell></loext:table-row><loext:table-row><loext:table-cell table:style-name="Table1.A1" office:value-type="string"><text:p text:style-name="Table_20_Contents">5</text:p></loext:table-cell><loext:table-cell table:style-name="Table1.A1" office:value-type="string"><text:p text:style-name="Table_20_Contents"><text:span text:style-name="Strong_20_Emphasis">Dense Fern Thicket</text:span></text:p></loext:table-cell><loext:table-cell table:style-name="Table1.A1" office:value-type="string"><text:p text:style-name="Table_20_Contents">Limited visibility, difficult terrain</text:p></loext:table-cell></loext:table-row><loext:table-row><loext:table-cell table:style-name="Table1.A1" office:value-type="string"><text:p text:style-name="Table_20_Contents">6</text:p></loext:table-cell><loext:table-cell table:style-name="Table1.A1" office:value-type="string"><text:p text:style-name="Table_20_Contents"><text:span text:style-name="Strong_20_Emphasis">Open Plateau</text:span></text:p></loext:table-cell><loext:table-cell table:style-name="Table1.A1" office:value-type="string"><text:p text:style-name="Table_20_Contents">Excellent visibility, easy terrain</text:p></loext:table-cell></loext:table-row><loext:table-row><loext:table-cell table:style-name="Table1.A1" office:value-type="string"><text:p text:style-name="Table_20_Contents">7</text:p></loext:table-cell><loext:table-cell table:style-name="Table1.A1" office:value-type="string"><text:p text:style-name="P25"><text:span text:style-name="Strong_20_Emphasis">Crystal Formation</text:span></text:p></loext:table-cell><loext:table-cell table:style-name="Table1.A1" office:value-type="string"><text:p text:style-name="P25">Massive glowing crystals, valuable specimens</text:p></loext:table-cell></loext:table-row><loext:table-row><loext:table-cell table:style-name="Table1.A1" office:value-type="string"><text:p text:style-name="Table_20_Contents">8</text:p></loext:table-cell><loext:table-cell table:style-name="Table1.A1" office:value-type="string"><text:p text:style-name="Table_20_Contents"><text:span text:style-name="Strong_20_Emphasis">Carnivorous Plant Garden</text:span></text:p></loext:table-cell><loext:table-cell table:style-name="Table1.A1" office:value-type="string"><text:p text:style-name="Table_20_Contents">Dangerous vegetation, valuable specimens</text:p></loext:table-cell></loext:table-row><loext:table-row><loext:table-cell table:style-name="Table1.A1" office:value-type="string"><text:p text:style-name="Table_20_Contents">9</text:p></loext:table-cell><loext:table-cell table:style-name="Table1.A1" office:value-type="string"><text:p text:style-name="P2"><text:span text:style-name="Strong_20_Emphasis"><text:span text:style-name="T20">Cenote</text:span></text:span></text:p></loext:table-cell><loext:table-cell table:style-name="Table1.A1" office:value-type="string"><text:p text:style-name="P3">Water filled sinkhole, possible underground river</text:p></loext:table-cell></loext:table-row><loext:table-row><loext:table-cell table:style-name="Table1.A1" office:value-type="string"><text:p text:style-name="Table_20_Contents">10</text:p></loext:table-cell><loext:table-cell table:style-name="Table1.A1" office:value-type="string"><text:p text:style-name="Table_20_Contents"><text:span text:style-name="Strong_20_Emphasis">Stone Teeth Formation</text:span></text:p></loext:table-cell><loext:table-cell table:style-name="Table1.A1" office:value-type="string"><text:p text:style-name="Table_20_Contents">Natural pillars, difficult terrain</text:p></loext:table-cell></loext:table-row><loext:table-row><loext:table-cell table:style-name="Table1.A1" office:value-type="string"><text:p text:style-name="Table_20_Contents">11</text:p></loext:table-cell><loext:table-cell table:style-name="Table1.A1" office:value-type="string"><text:p text:style-name="Table_20_Contents"><text:span text:style-name="Strong_20_Emphasis">Plateau Trail</text:span></text:p></loext:table-cell><loext:table-cell table:style-name="Table1.A1" office:value-type="string"><text:p text:style-name="Table_20_Contents">Well-worn path</text:p></loext:table-cell></loext:table-row><loext:table-row><loext:table-cell table:style-name="Table1.A1" office:value-type="string"><text:p text:style-name="Table_20_Contents">12</text:p></loext:table-cell><loext:table-cell table:style-name="Table1.A1" office:value-type="string"><text:p text:style-name="Table_20_Contents"><text:span text:style-name="Strong_20_Emphasis">Misty Valley</text:span></text:p></loext:table-cell><loext:table-cell table:style-name="Table1.A1" office:value-type="string"><text:p text:style-name="Table_20_Contents">Limited visibility, cooler temperature</text:p></loext:table-cell></loext:table-row><loext:table-row><loext:table-cell table:style-name="Table1.A1" office:value-type="string"><text:p text:style-name="Table_20_Contents">13</text:p></loext:table-cell><loext:table-cell table:style-name="Table1.A1" office:value-type="string"><text:p text:style-name="Table_20_Contents"><text:span text:style-name="Strong_20_Emphasis">Plateau Trail</text:span></text:p></loext:table-cell><loext:table-cell table:style-name="Table1.A1" office:value-type="string"><text:p text:style-name="Table_20_Contents">Well-worn path</text:p></loext:table-cell></loext:table-row><loext:table-row><loext:table-cell table:style-name="Table1.A1" office:value-type="string"><text:p text:style-name="Table_20_Contents">14</text:p></loext:table-cell><loext:table-cell table:style-name="Table1.A1" office:value-type="string"><text:p text:style-name="P25"><text:span text:style-name="Strong_20_Emphasis">Abandoned Outpost</text:span></text:p></loext:table-cell><loext:table-cell table:style-name="Table1.A1" office:value-type="string"><text:p text:style-name="P25">Terran structure, possible supplies</text:p></loext:table-cell></loext:table-row><loext:table-row><loext:table-cell table:style-name="Table1.A1" office:value-type="string"><text:p text:style-name="Table_20_Contents">15</text:p></loext:table-cell><loext:table-cell table:style-name="Table1.A1" office:value-type="string"><text:p text:style-name="Table_20_Contents"><text:span text:style-name="Strong_20_Emphasis">Highland Lake</text:span></text:p></loext:table-cell><loext:table-cell table:style-name="Table1.A1" office:value-type="string"><text:p text:style-name="Table_20_Contents">Clear waters, abundant life</text:p></loext:table-cell></loext:table-row><loext:table-row><loext:table-cell table:style-name="Table1.A1" office:value-type="string"><text:p text:style-name="Table_20_Contents">16</text:p></loext:table-cell><loext:table-cell table:style-name="Table1.A1" office:value-type="string"><text:p text:style-name="P25"><text:span text:style-name="Strong_20_Emphasis">Thermal Spring</text:span></text:p></loext:table-cell><loext:table-cell table:style-name="Table1.A1" office:value-type="string"><text:p text:style-name="P25">Hot water, mineral deposits, rare flora</text:p></loext:table-cell></loext:table-row><loext:table-row><loext:table-cell table:style-name="Table1.A1" office:value-type="string"><text:p text:style-name="Table_20_Contents">17</text:p></loext:table-cell><loext:table-cell table:style-name="Table1.A1" office:value-type="string"><text:p text:style-name="P25"><text:span text:style-name="Strong_20_Emphasis">Shallow Canyon</text:span></text:p></loext:table-cell><loext:table-cell table:style-name="Table1.A1" office:value-type="string"><text:p text:style-name="P25">Protected area, ancient carvings</text:p></loext:table-cell></loext:table-row><loext:table-row><loext:table-cell table:style-name="Table1.A1" office:value-type="string"><text:p text:style-name="Table_20_Contents">18</text:p></loext:table-cell><loext:table-cell table:style-name="Table1.A1" office:value-type="string"><text:p text:style-name="P25"><text:span text:style-name="Strong_20_Emphasis">Escarpment Edge</text:span></text:p></loext:table-cell><loext:table-cell table:style-name="Table1.A1" office:value-type="string"><text:p text:style-name="P25">Cliff face, potential climbing route to midlands</text:p></loext:table-cell></loext:table-row><loext:table-row><loext:table-cell table:style-name="Table1.A1" office:value-type="string"><text:p text:style-name="Table_20_Contents">19</text:p></loext:table-cell><loext:table-cell table:style-name="Table1.A1" office:value-type="string"><text:p text:style-name="P25"><text:span text:style-name="Strong_20_Emphasis">Steep Descent</text:span><text:span text:style-name="Strong_20_Emphasis"> [EDGE]</text:span></text:p></loext:table-cell><loext:table-cell table:style-name="Table1.A1" office:value-type="string"><text:p text:style-name="P25">Path down to midland jungle</text:p></loext:table-cell></loext:table-row></loext:table><text:p text:style-name="P22" loext:marker-style-name="T4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  <text:p text:style-name="P4" loext:marker-style-name="T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GB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6pt" fo:language="en" fo:country="US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span text:style-name="MT1">Template by Goblin’s Henchman </text:span><text:a xlink:type="simple" xlink:href="https://goblinshenchman.wordpress.com/" text:style-name="Internet_20_link" text:visited-style-name="Visited_20_Internet_20_Link"><text:span text:style-name="Internet_20_link"><text:span text:style-name="MT1">https://goblinshenchman.wordpress.com</text:span>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7-10T22:18:00</meta:creation-date>
    <dc:date>2025-04-06T15:40:21.426000000</dc:date>
    <meta:editing-duration>PT35M23S</meta:editing-duration>
    <meta:editing-cycles>6</meta:editing-cycles>
    <meta:generator>LibreOffice/7.5.9.2$Windows_X86_64 LibreOffice_project/cdeefe45c17511d326101eed8008ac4092f278a9</meta:generator>
    <meta:print-date>2025-04-06T13:56:03.827000000</meta:print-date>
    <meta:document-statistic meta:table-count="1" meta:image-count="0" meta:object-count="0" meta:page-count="1" meta:paragraph-count="91" meta:word-count="215" meta:character-count="2411" meta:non-whitespace-character-count="1078"/>
    <meta:user-defined meta:name="AppVersion">16.0000</meta:user-defined>
    <meta:template xlink:type="simple" xlink:actuate="onRequest" xlink:title="Normal" xlink:href=""/>
  </office:meta>
</office:document-meta>
</file>